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784b04" draw:fill-color="#784b04" draw:textarea-horizontal-align="justify" draw:textarea-vertical-align="middle" draw:auto-grow-height="false" fo:min-height="11cm" fo:min-width="7.25cm" loext:decorative="false"/>
    </style:style>
    <style:style style:name="gr3" style:family="graphic" style:parent-style-name="standard">
      <style:graphic-properties svg:stroke-color="#784b04" draw:fill-color="#784b04" draw:textarea-vertical-align="middle" loext:decorative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4.25cm" fo:min-width="0.7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3465a4" draw:textarea-horizontal-align="justify" draw:textarea-vertical-align="middle" draw:auto-grow-height="false" fo:min-height="4.25cm" fo:min-width="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75cm" fo:min-width="0.2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1.95cm" fo:min-width="5.75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5.25cm" loext:decorative="false"/>
      <style:paragraph-properties style:writing-mode="lr-tb"/>
    </style:style>
    <style:style style:name="P1" style:family="paragraph">
      <loext:graphic-properties draw:fill-color="#784b0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 style:writing-mode="lr-tb"/>
    </style:style>
    <style:style style:name="P4" style:family="paragraph">
      <loext:graphic-properties draw:fill-color="#3465a4"/>
      <style:paragraph-properties fo:text-align="center" style:writing-mode="lr-tb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g draw:style-name="gr1">
          <draw:custom-shape draw:style-name="gr2" draw:text-style-name="P1" draw:layer="layout" svg:width="7.75cm" svg:height="11.25cm" svg:x="6.55cm" svg:y="8.75cm">
            <text:p/>
            <draw:enhanced-geometry svg:viewBox="0 0 21600 21600" draw:type="rectangle" draw:enhanced-path="M 0 0 L 21600 0 21600 21600 0 21600 0 0 Z N"/>
          </draw:custom-shape>
          <draw:ellipse draw:style-name="gr3" draw:text-style-name="P1" draw:layer="layout" svg:width="11.25cm" svg:height="4.508cm" svg:x="4.75cm" svg:y="6.5cm" draw:kind="cut" draw:start-angle="0.1" draw:end-angle="179.88">
            <text:p/>
          </draw:ellipse>
        </draw:g>
        <draw:custom-shape draw:style-name="gr4" draw:text-style-name="P3" draw:layer="layout" svg:width="1.25cm" svg:height="4.5cm" svg:x="5.15cm" svg:y="11.5cm">
          <text:p text:style-name="P2">wie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5cm" svg:height="4.5cm" svg:x="14.5cm" svg:y="11.5cm">
          <text:p text:style-name="P2">wiel</text:p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4.5cm" svg:x="7.75cm" svg:y="9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1cm" svg:x="10.1cm" svg:y="13.8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25cm" svg:height="2.2cm" svg:x="7.35cm" svg:y="15.55cm">
          <text:p text:style-name="P2">8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3.5cm" svg:height="2.25cm" svg:x="2.25cm" svg:y="1.75cm">
          <draw:text-box>
            <text:p>MOEDERBOARD BOVENZIJDE (SCHEMATISCH)</text:p>
          </draw:text-box>
        </draw:frame>
        <draw:frame draw:style-name="gr9" draw:text-style-name="P5" draw:layer="layout" svg:width="16.5cm" svg:height="5.5cm" svg:x="2.25cm" svg:y="21.5cm">
          <draw:text-box>
            <text:p>6. Aan/uitschakelaar</text:p>
            <text:p>7. Arduino UNO met daarop shield voor schroefbevestiging</text:p>
            <text:p>8. Battery pack, 2 LI-ion accu 3,7V type 18650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7T21:01:42.143000000</meta:creation-date>
    <dc:date>2024-09-24T21:40:47.197000000</dc:date>
    <meta:editing-duration>PT2H18M54S</meta:editing-duration>
    <meta:editing-cycles>7</meta:editing-cycles>
    <meta:generator>LibreOffice/24.2.5.2$Windows_x86 LibreOffice_project/bffef4ea93e59bebbeaf7f431bb02b1a39ee8a59</meta:generator>
    <meta:document-statistic meta:object-count="10"/>
  </office:meta>
</office:document-meta>
</file>